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1" svg:font-family="Calibri"/>
    <style:font-face style:name="Liberation Sans1" svg:font-family="'Liberation Sans1'"/>
    <style:font-face style:name="Arial3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6.059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0.212cm"/>
    </style:style>
    <style:style style:name="co20" style:family="table-column">
      <style:table-column-properties fo:break-before="auto" style:column-width="2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7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1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2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3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3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Comma" style:data-style-name="N127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52" style:family="table-cell" style:parent-style-name="Comma" style:data-style-name="N127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153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5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8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2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64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16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6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7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78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79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80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1" style:family="table-cell" style:parent-style-name="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82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4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85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6" style:family="table-cell" style:parent-style-name="Excel_20_Built-in_20_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8" style:family="table-cell" style:parent-style-name="Excel_20_Built-in_20_Comma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9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9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4" style:family="table-cell" style:parent-style-name="Default" style:data-style-name="N0">
      <style:table-cell-properties fo:background-color="#ffffff" style:vertical-align="middle"/>
    </style:style>
    <style:style style:name="ce9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2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ext-properties fo:color="#000000" style:font-name="Calibri" fo:font-size="12pt" style:font-name-asian="Calibri1" style:font-size-asian="12pt" style:font-name-complex="Calibri1" style:font-size-complex="12pt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353cm"/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fo:color="#000000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fo:color="#000000" style:font-name="Calibri" fo:font-size="12pt" style:font-name-asian="Calibri1" style:font-size-asian="12pt" style:font-name-complex="Calibri1" style:font-size-complex="12pt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353cm"/>
      <style:text-properties fo:color="#000000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06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353cm"/>
      <style:text-properties fo:color="#000000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4" style:family="table-cell" style:parent-style-name="Default" style:data-style-name="N0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1" fo:font-size="9pt" style:font-name-asian="Calibri1" style:font-size-asian="9pt" style:font-name-complex="Calibri1" style:font-size-complex="9pt"/>
    </style:style>
    <style:style style:name="ce101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ce108" style:family="table-cell" style:parent-style-name="Default" style:data-style-name="N115">
      <style:table-cell-properties fo:border-bottom="none" fo:border-left="0.06pt solid #000000" fo:border-right="0.06pt solid #000000" fo:border-top="none"/>
      <style:text-properties fo:color="#000000" style:font-name="Calibri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03" style:family="table-cell" style:parent-style-name="Default" style:data-style-name="N11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Calibri" fo:font-size="12pt" style:font-name-asian="Calibri1" style:font-size-asian="12pt" style:font-name-complex="Calibri1" style:font-size-complex="12pt"/>
    </style:style>
    <style:style style:name="ce110" style:family="table-cell" style:parent-style-name="Default" style:data-style-name="N115">
      <style:table-cell-properties fo:border-bottom="none" fo:border-left="0.06pt solid #000000" fo:border-right="0.06pt solid #000000" fo:border-top="0.06pt solid #000000"/>
      <style:text-properties fo:color="#000000" style:font-name="Calibri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02" style:family="table-cell" style:parent-style-name="Default" style:data-style-name="N115">
      <style:table-cell-properties fo:border-bottom="none" fo:border-left="0.06pt solid #000000" fo:border-right="0.06pt solid #000000" fo:border-top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ce114" style:family="table-cell" style:parent-style-name="Default" style:data-style-name="N115">
      <style:table-cell-properties fo:border="0.06pt solid #000000"/>
      <style:text-properties fo:color="#000000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85" style:family="table-cell" style:parent-style-name="Default" style:data-style-name="N115">
      <style:text-properties fo:color="#000000" style:font-name="Calibri" fo:font-size="12pt" style:font-name-asian="Calibri1" style:font-size-asian="12pt" style:font-name-complex="Calibri1" style:font-size-complex="12pt"/>
    </style:style>
    <style:style style:name="ce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91" style:family="table-cell" style:parent-style-name="Default" style:data-style-name="N115">
      <style:table-cell-properties fo:border-bottom="0.06pt solid #000000" fo:border-left="none" fo:border-right="none" fo:border-top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8" style:family="table-cell" style:parent-style-name="Default" style:data-style-name="N115">
      <style:table-cell-properties fo:border-bottom="0.06pt solid #000000" fo:border-left="none" fo:border-right="none" fo:border-top="0.06pt solid #000000"/>
      <style:text-properties fo:color="#00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5" style:family="table-cell" style:parent-style-name="Default" style:data-style-name="N115">
      <style:table-cell-properties fo:border-bottom="0.06pt solid #000000" fo:border-left="none" fo:border-right="none" fo:border-top="none"/>
      <style:text-properties fo:color="#00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9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3" style:family="table-cell" style:parent-style-name="Default" style:data-style-name="N115">
      <style:table-cell-properties fo:border-bottom="none" fo:border-left="none" fo:border-right="none" fo:border-top="0.06pt solid #000000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2" style:family="table-cell" style:parent-style-name="Default" style:data-style-name="N115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Calibri" fo:font-size="12pt" style:font-name-asian="Calibri1" style:font-size-asian="12pt" style:font-name-complex="Calibri1" style:font-size-complex="12pt"/>
    </style:style>
    <style:style style:name="ce86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2pt" style:font-name-asian="Calibri1" style:font-size-asian="12pt" style:font-name-complex="Calibri1" style:font-size-complex="12pt"/>
    </style:style>
    <style:style style:name="gr1" style:family="graphic">
      <style:graphic-properties draw:stroke="solid" svg:stroke-width="0.026cm" svg:stroke-color="#7d60a0" svg:stroke-opacity="100%" draw:stroke-linejoin="miter" svg:stroke-linecap="butt" draw:fill="gradient" draw:fill-gradient-name="a4" draw:textarea-horizontal-align="center" draw:textarea-vertical-align="middle" draw:auto-grow-height="false" draw:auto-grow-width="false" fo:min-height="0.398cm" fo:min-width="0.233cm" fo:padding-top="0cm" fo:padding-bottom="0cm" fo:padding-left="0.05cm" fo:padding-right="0cm" fo:wrap-option="wrap" draw:shadow="visible" draw:shadow-offset-x="0cm" draw:shadow-offset-y="0.056cm" draw:shadow-color="#000000" draw:shadow-opacity="38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gradient" draw:fill-gradient-name="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es" fo:country="EC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Calibri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number-columns-repeated="5" table:default-cell-style-name="ce44"/>
        <table:table-column table:style-name="co5" table:default-cell-style-name="ce44"/>
        <table:table-column table:style-name="co6" table:number-columns-repeated="1011" table:default-cell-style-name="ce44"/>
        <table:table-column table:style-name="co7" table:default-cell-style-name="ce44"/>
        <table:table-column table:style-name="co8" table:number-columns-repeated="3" table:default-cell-style-name="ce44"/>
        <table:table-row table:style-name="ro1">
          <table:table-cell table:style-name="ce2" office:value-type="string" calcext:value-type="string">
            <text:p>Cliente:</text:p>
          </table:table-cell>
          <table:table-cell table:style-name="ce111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9"/>
          <table:table-cell table:style-name="ce3" office:value-type="string" calcext:value-type="string">
            <text:p>P/T:</text:p>
          </table:table-cell>
          <table:table-cell table:style-name="ce176" office:value-type="float" office:value="5601" calcext:value-type="float" table:number-columns-spanned="2" table:number-rows-spanned="1">
            <text:p>5601</text:p>
          </table:table-cell>
          <table:covered-table-cell table:style-name="ce9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111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9"/>
          <table:table-cell table:style-name="ce3" office:value-type="string" calcext:value-type="string">
            <text:p>Preparado por:</text:p>
          </table:table-cell>
          <table:table-cell table:style-name="ce177" office:value-type="string" calcext:value-type="string" table:number-columns-spanned="2" table:number-rows-spanned="1">
            <text:p>César León</text:p>
          </table:table-cell>
          <table:covered-table-cell table:style-name="ce18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111" office:value-type="string" calcext:value-type="string" table:number-columns-spanned="7" table:number-rows-spanned="1">
            <text:p>Propiedades y Equipos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178" office:value-type="date" office:date-value="2021-11-15" calcext:value-type="date" table:number-columns-spanned="2" table:number-rows-spanned="1">
            <text:p>15/11/21</text:p>
          </table:table-cell>
          <table:covered-table-cell table:style-name="ce18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111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9"/>
          <table:table-cell table:style-name="ce3" office:value-type="string" calcext:value-type="string">
            <text:p>Revisado por:</text:p>
          </table:table-cell>
          <table:table-cell table:style-name="ce179" office:value-type="string" calcext:value-type="string" table:number-columns-spanned="2" table:number-rows-spanned="1">
            <text:p>Carlos Almeida</text:p>
          </table:table-cell>
          <table:covered-table-cell table:style-name="ce18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111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179" table:number-columns-spanned="2" table:number-rows-spanned="1"/>
          <table:covered-table-cell table:style-name="ce18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9" table:number-columns-spanned="11" table:number-rows-spanned="1"/>
          <table:covered-table-cell table:number-columns-repeated="10" table:style-name="ce9"/>
          <table:table-cell table:number-columns-repeated="1013"/>
        </table:table-row>
        <table:table-row table:style-name="ro2">
          <table:table-cell table:style-name="ce75" office:value-type="string" calcext:value-type="string" table:number-columns-spanned="1" table:number-rows-spanned="2">
            <text:p>Código</text:p>
          </table:table-cell>
          <table:table-cell table:style-name="ce76" office:value-type="string" calcext:value-type="string" table:number-columns-spanned="1" table:number-rows-spanned="2">
            <text:p>Cuenta</text:p>
          </table:table-cell>
          <table:table-cell table:style-name="ce76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77" office:value-type="string" calcext:value-type="string" table:number-columns-spanned="2" table:number-rows-spanned="1">
            <text:p>Movimientos</text:p>
          </table:table-cell>
          <table:covered-table-cell table:style-name="ce9"/>
          <table:table-cell table:style-name="ce6" office:value-type="string" calcext:value-type="string">
            <text:p>Saldos auditados al</text:p>
          </table:table-cell>
          <table:table-cell table:style-name="ce75" office:value-type="string" calcext:value-type="string" table:number-columns-spanned="1" table:number-rows-spanned="2">
            <text:p>Código</text:p>
          </table:table-cell>
          <table:table-cell table:style-name="ce76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18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94" table:number-columns-repeated="963"/>
        </table:table-row>
        <table:table-row table:style-name="ro1">
          <table:covered-table-cell table:number-columns-repeated="3" table:style-name="ce9"/>
          <table:table-cell table:style-name="ce8" office:value-type="date" office:date-value="2021-09-30" calcext:value-type="date">
            <text:p>30-sep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9"/>
          <table:table-cell table:style-name="ce8" office:value-type="date" office:date-value="2020-12-31" calcext:value-type="date">
            <text:p>31-dic-20</text:p>
          </table:table-cell>
          <table:covered-table-cell table:style-name="ce9"/>
          <table:table-cell table:style-name="ce4" table:number-columns-repeated="50"/>
          <table:table-cell table:style-name="ce194" table:number-columns-repeated="963"/>
        </table:table-row>
        <table:table-row table:style-name="ro1">
          <table:table-cell table:style-name="ce87"/>
          <table:table-cell table:style-name="ce124"/>
          <table:table-cell table:style-name="ce136"/>
          <table:table-cell table:style-name="ce143"/>
          <table:table-cell table:style-name="ce157"/>
          <table:table-cell table:style-name="ce143"/>
          <table:table-cell table:style-name="ce166"/>
          <table:table-cell table:style-name="ce18"/>
          <table:table-cell table:style-name="ce170"/>
          <table:table-cell table:style-name="ce180"/>
          <table:table-cell table:style-name="ce186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101001" calcext:value-type="float">
            <text:p>102010101001 </text:p>
          </table:table-cell>
          <table:table-cell table:style-name="ce19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20"/>
          <table:table-cell table:style-name="ce144" office:value-type="float" office:value="1898140" calcext:value-type="float">
            <text:p>1,898,140</text:p>
          </table:table-cell>
          <table:table-cell table:style-name="ce158"/>
          <table:table-cell table:style-name="ce145"/>
          <table:table-cell table:style-name="ce167" table:formula="of:=[.D10]+[.E10]-[.F10]" office:value-type="float" office:value="1898140" calcext:value-type="float">
            <text:p>1,898,140</text:p>
          </table:table-cell>
          <table:table-cell table:style-name="ce18" office:value-type="float" office:value="102010101001" calcext:value-type="float">
            <text:p>102010101001 </text:p>
          </table:table-cell>
          <table:table-cell table:style-name="ce19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181" office:value-type="float" office:value="1898139.64" calcext:value-type="float">
            <text:p>1,898,140</text:p>
          </table:table-cell>
          <table:table-cell table:style-name="ce187" table:formula="of:=+[.G10]-[.J10]" office:value-type="float" office:value="0.360000000102445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101002" calcext:value-type="float">
            <text:p>102010101002 </text:p>
          </table:table-cell>
          <table:table-cell table:style-name="ce19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27"/>
          <table:table-cell table:style-name="ce145" office:value-type="float" office:value="2049260" calcext:value-type="float">
            <text:p>2,049,260</text:p>
          </table:table-cell>
          <table:table-cell table:style-name="ce158"/>
          <table:table-cell table:style-name="ce145"/>
          <table:table-cell table:style-name="ce167" table:formula="of:=[.D11]+[.E11]-[.F11]" office:value-type="float" office:value="2049260" calcext:value-type="float">
            <text:p>2,049,260</text:p>
          </table:table-cell>
          <table:table-cell table:style-name="ce18" office:value-type="float" office:value="102010101002" calcext:value-type="float">
            <text:p>102010101002 </text:p>
          </table:table-cell>
          <table:table-cell table:style-name="ce19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145" office:value-type="float" office:value="484133.45" calcext:value-type="float">
            <text:p>484,133</text:p>
          </table:table-cell>
          <table:table-cell table:style-name="ce187" table:formula="of:=+[.G11]-[.J11]" office:value-type="float" office:value="1565126.55" calcext:value-type="float">
            <text:p>1,565,12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1" calcext:value-type="float">
            <text:p>102010201001 </text:p>
          </table:table-cell>
          <table:table-cell table:style-name="ce19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27"/>
          <table:table-cell table:style-name="ce145" office:value-type="float" office:value="461157" calcext:value-type="float">
            <text:p>461,157</text:p>
          </table:table-cell>
          <table:table-cell table:style-name="ce158"/>
          <table:table-cell table:style-name="ce145"/>
          <table:table-cell table:style-name="ce167" table:formula="of:=[.D12]+[.E12]-[.F12]" office:value-type="float" office:value="461157" calcext:value-type="float">
            <text:p>461,157</text:p>
          </table:table-cell>
          <table:table-cell table:style-name="ce18" office:value-type="float" office:value="102010201001" calcext:value-type="float">
            <text:p>102010201001 </text:p>
          </table:table-cell>
          <table:table-cell table:style-name="ce19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145" office:value-type="float" office:value="461156.96" calcext:value-type="float">
            <text:p>461,157</text:p>
          </table:table-cell>
          <table:table-cell table:style-name="ce187" table:formula="of:=+[.G12]-[.J12]" office:value-type="float" office:value="0.0399999999790452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4" calcext:value-type="float">
            <text:p>102010201004 </text:p>
          </table:table-cell>
          <table:table-cell table:style-name="ce19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27"/>
          <table:table-cell table:style-name="ce145" office:value-type="float" office:value="203433" calcext:value-type="float">
            <text:p>203,433</text:p>
          </table:table-cell>
          <table:table-cell table:style-name="ce158"/>
          <table:table-cell table:style-name="ce145"/>
          <table:table-cell table:style-name="ce167" table:formula="of:=[.D13]+[.E13]-[.F13]" office:value-type="float" office:value="203433" calcext:value-type="float">
            <text:p>203,433</text:p>
          </table:table-cell>
          <table:table-cell table:style-name="ce18" office:value-type="float" office:value="102010201004" calcext:value-type="float">
            <text:p>102010201004 </text:p>
          </table:table-cell>
          <table:table-cell table:style-name="ce19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145" office:value-type="float" office:value="198798.62" calcext:value-type="float">
            <text:p>198,799</text:p>
          </table:table-cell>
          <table:table-cell table:style-name="ce187" table:formula="of:=+[.G13]-[.J13]" office:value-type="float" office:value="4634.38" calcext:value-type="float">
            <text:p>4,634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5" calcext:value-type="float">
            <text:p>102010201005 </text:p>
          </table:table-cell>
          <table:table-cell table:style-name="ce19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27"/>
          <table:table-cell table:style-name="ce145" office:value-type="float" office:value="6960594" calcext:value-type="float">
            <text:p>6,960,594</text:p>
          </table:table-cell>
          <table:table-cell table:style-name="ce158"/>
          <table:table-cell table:style-name="ce145"/>
          <table:table-cell table:style-name="ce167" table:formula="of:=[.D14]+[.E14]-[.F14]" office:value-type="float" office:value="6960594" calcext:value-type="float">
            <text:p>6,960,594</text:p>
          </table:table-cell>
          <table:table-cell table:style-name="ce18" office:value-type="float" office:value="102010201005" calcext:value-type="float">
            <text:p>102010201005 </text:p>
          </table:table-cell>
          <table:table-cell table:style-name="ce19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145" office:value-type="float" office:value="7621902.38" calcext:value-type="float">
            <text:p>7,621,902</text:p>
          </table:table-cell>
          <table:table-cell table:style-name="ce187" table:formula="of:=+[.G14]-[.J14]" office:value-type="float" office:value="-661308.38" calcext:value-type="float">
            <text:p>(661,308)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6" calcext:value-type="float">
            <text:p>102010201006 </text:p>
          </table:table-cell>
          <table:table-cell table:style-name="ce19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27"/>
          <table:table-cell table:style-name="ce145" office:value-type="float" office:value="15975" calcext:value-type="float">
            <text:p>15,975</text:p>
          </table:table-cell>
          <table:table-cell table:style-name="ce158"/>
          <table:table-cell table:style-name="ce145"/>
          <table:table-cell table:style-name="ce167" table:formula="of:=[.D15]+[.E15]-[.F15]" office:value-type="float" office:value="15975" calcext:value-type="float">
            <text:p>15,975</text:p>
          </table:table-cell>
          <table:table-cell table:style-name="ce18" office:value-type="float" office:value="102010201006" calcext:value-type="float">
            <text:p>102010201006 </text:p>
          </table:table-cell>
          <table:table-cell table:style-name="ce19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145" office:value-type="float" office:value="15974.66" calcext:value-type="float">
            <text:p>15,975</text:p>
          </table:table-cell>
          <table:table-cell table:style-name="ce187" table:formula="of:=+[.G15]-[.J15]" office:value-type="float" office:value="0.340000000000146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7" calcext:value-type="float">
            <text:p>102010201007 </text:p>
          </table:table-cell>
          <table:table-cell table:style-name="ce19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27"/>
          <table:table-cell table:style-name="ce145" office:value-type="float" office:value="144593" calcext:value-type="float">
            <text:p>144,593</text:p>
          </table:table-cell>
          <table:table-cell table:style-name="ce158"/>
          <table:table-cell table:style-name="ce145"/>
          <table:table-cell table:style-name="ce167" table:formula="of:=[.D16]+[.E16]-[.F16]" office:value-type="float" office:value="144593" calcext:value-type="float">
            <text:p>144,593</text:p>
          </table:table-cell>
          <table:table-cell table:style-name="ce18" office:value-type="float" office:value="102010201007" calcext:value-type="float">
            <text:p>102010201007 </text:p>
          </table:table-cell>
          <table:table-cell table:style-name="ce19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145" office:value-type="float" office:value="141445.51" calcext:value-type="float">
            <text:p>141,446</text:p>
          </table:table-cell>
          <table:table-cell table:style-name="ce187" table:formula="of:=+[.G16]-[.J16]" office:value-type="float" office:value="3147.48999999999" calcext:value-type="float">
            <text:p>3,147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10201009" calcext:value-type="float">
            <text:p>102010201009 </text:p>
          </table:table-cell>
          <table:table-cell table:style-name="ce19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27"/>
          <table:table-cell table:style-name="ce145" office:value-type="float" office:value="589463" calcext:value-type="float">
            <text:p>589,463</text:p>
          </table:table-cell>
          <table:table-cell table:style-name="ce158"/>
          <table:table-cell table:style-name="ce145"/>
          <table:table-cell table:style-name="ce167" table:formula="of:=[.D17]+[.E17]-[.F17]" office:value-type="float" office:value="589463" calcext:value-type="float">
            <text:p>589,463</text:p>
          </table:table-cell>
          <table:table-cell table:style-name="ce18" office:value-type="float" office:value="102010201009" calcext:value-type="float">
            <text:p>102010201009 </text:p>
          </table:table-cell>
          <table:table-cell table:style-name="ce19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145" office:value-type="float" office:value="502983.53" calcext:value-type="float">
            <text:p>502,984</text:p>
          </table:table-cell>
          <table:table-cell table:style-name="ce187" table:formula="of:=+[.G17]-[.J17]" office:value-type="float" office:value="86479.47" calcext:value-type="float">
            <text:p>86,479</text:p>
          </table:table-cell>
          <table:table-cell table:style-name="ce4" office:value-type="string" calcext:value-type="string">
            <text:p>ok</text:p>
          </table:table-cell>
          <table:table-cell table:style-name="ce4" table:number-columns-repeated="49"/>
          <table:table-cell table:number-columns-repeated="963"/>
        </table:table-row>
        <table:table-row table:style-name="ro1">
          <table:table-cell table:style-name="ce18" office:value-type="float" office:value="102020101004" calcext:value-type="float">
            <text:p>102020101004 </text:p>
          </table:table-cell>
          <table:table-cell table:style-name="ce19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27"/>
          <table:table-cell table:style-name="ce145" office:value-type="float" office:value="82108" calcext:value-type="float">
            <text:p>82,108</text:p>
          </table:table-cell>
          <table:table-cell table:style-name="ce158"/>
          <table:table-cell table:style-name="ce145"/>
          <table:table-cell table:style-name="ce167" table:formula="of:=[.D18]+[.E18]-[.F18]" office:value-type="float" office:value="82108" calcext:value-type="float">
            <text:p>82,108</text:p>
          </table:table-cell>
          <table:table-cell table:style-name="ce18" office:value-type="float" office:value="102020101004" calcext:value-type="float">
            <text:p>102020101004 </text:p>
          </table:table-cell>
          <table:table-cell table:style-name="ce19" office:value-type="string" office:string-value="Software                                                                        " calcext:value-type="string">
            <text:p><text:s/>Software <text:s text:c="72"/></text:p>
          </table:table-cell>
          <table:table-cell table:style-name="ce145" office:value-type="float" office:value="82108" calcext:value-type="float">
            <text:p>82,108</text:p>
          </table:table-cell>
          <table:table-cell table:style-name="ce187" table:formula="of:=+[.G18]-[.J18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501001" calcext:value-type="float">
            <text:p>102010501001 </text:p>
          </table:table-cell>
          <table:table-cell table:style-name="ce19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27"/>
          <table:table-cell table:style-name="ce145" office:value-type="float" office:value="0" calcext:value-type="float">
            <text:p>0</text:p>
          </table:table-cell>
          <table:table-cell table:style-name="ce158"/>
          <table:table-cell table:style-name="ce145"/>
          <table:table-cell table:style-name="ce167" table:formula="of:=[.D19]+[.E19]-[.F19]" office:value-type="float" office:value="0" calcext:value-type="float">
            <text:p>0</text:p>
          </table:table-cell>
          <table:table-cell table:style-name="ce18" office:value-type="float" office:value="102010501001" calcext:value-type="float">
            <text:p>102010501001 </text:p>
          </table:table-cell>
          <table:table-cell table:style-name="ce19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145" office:value-type="float" office:value="0" calcext:value-type="float">
            <text:p>0</text:p>
          </table:table-cell>
          <table:table-cell table:style-name="ce187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/>
          <table:table-cell table:style-name="ce27"/>
          <table:table-cell table:style-name="ce145"/>
          <table:table-cell table:style-name="ce158"/>
          <table:table-cell table:style-name="ce145"/>
          <table:table-cell table:style-name="ce167"/>
          <table:table-cell table:style-name="ce18"/>
          <table:table-cell table:style-name="ce19"/>
          <table:table-cell table:style-name="ce145"/>
          <table:table-cell table:style-name="ce18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8" office:value-type="string" office:string-value="Depreciaciones" calcext:value-type="string">
            <text:p><text:s/>Depreciaciones </text:p>
          </table:table-cell>
          <table:table-cell table:style-name="ce27"/>
          <table:table-cell table:style-name="ce145"/>
          <table:table-cell table:style-name="ce158"/>
          <table:table-cell table:style-name="ce145"/>
          <table:table-cell table:style-name="ce167"/>
          <table:table-cell table:style-name="ce18"/>
          <table:table-cell table:style-name="ce28" office:value-type="string" office:string-value="Depreciaciones" calcext:value-type="string">
            <text:p><text:s/>Depreciaciones </text:p>
          </table:table-cell>
          <table:table-cell table:style-name="ce145"/>
          <table:table-cell table:style-name="ce18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1" calcext:value-type="float">
            <text:p>102010301001 </text:p>
          </table:table-cell>
          <table:table-cell table:style-name="ce29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27"/>
          <table:table-cell table:style-name="ce145" office:value-type="float" office:value="-14336" calcext:value-type="float">
            <text:p>(14,336)</text:p>
          </table:table-cell>
          <table:table-cell table:style-name="ce158"/>
          <table:table-cell table:style-name="ce145"/>
          <table:table-cell table:style-name="ce167" table:formula="of:=[.D22]+[.E22]-[.F22]" office:value-type="float" office:value="-14336" calcext:value-type="float">
            <text:p>(14,336)</text:p>
          </table:table-cell>
          <table:table-cell table:style-name="ce18" office:value-type="float" office:value="102010301001" calcext:value-type="float">
            <text:p>102010301001 </text:p>
          </table:table-cell>
          <table:table-cell table:style-name="ce29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145" office:value-type="float" office:value="-8192.16" calcext:value-type="float">
            <text:p>(8,192)</text:p>
          </table:table-cell>
          <table:table-cell table:style-name="ce187" table:formula="of:=+[.G22]-[.J22]" office:value-type="float" office:value="-6143.84" calcext:value-type="float">
            <text:p>(6,14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4" calcext:value-type="float">
            <text:p>102010301004 </text:p>
          </table:table-cell>
          <table:table-cell table:style-name="ce29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27"/>
          <table:table-cell table:style-name="ce145" office:value-type="float" office:value="-161795" calcext:value-type="float">
            <text:p>(161,795)</text:p>
          </table:table-cell>
          <table:table-cell table:style-name="ce158"/>
          <table:table-cell table:style-name="ce145"/>
          <table:table-cell table:style-name="ce167" table:formula="of:=[.D23]+[.E23]-[.F23]" office:value-type="float" office:value="-161795" calcext:value-type="float">
            <text:p>(161,795)</text:p>
          </table:table-cell>
          <table:table-cell table:style-name="ce18" office:value-type="float" office:value="102010301004" calcext:value-type="float">
            <text:p>102010301004 </text:p>
          </table:table-cell>
          <table:table-cell table:style-name="ce29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145" office:value-type="float" office:value="-155832.79" calcext:value-type="float">
            <text:p>(155,833)</text:p>
          </table:table-cell>
          <table:table-cell table:style-name="ce187" table:formula="of:=+[.G23]-[.J23]" office:value-type="float" office:value="-5962.20999999999" calcext:value-type="float">
            <text:p>(5,96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5" calcext:value-type="float">
            <text:p>102010301005 </text:p>
          </table:table-cell>
          <table:table-cell table:style-name="ce29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27"/>
          <table:table-cell table:style-name="ce145" office:value-type="float" office:value="-3749189" calcext:value-type="float">
            <text:p>(3,749,189)</text:p>
          </table:table-cell>
          <table:table-cell table:style-name="ce158"/>
          <table:table-cell table:style-name="ce145"/>
          <table:table-cell table:style-name="ce167" table:formula="of:=[.D24]+[.E24]-[.F24]" office:value-type="float" office:value="-3749189" calcext:value-type="float">
            <text:p>(3,749,189)</text:p>
          </table:table-cell>
          <table:table-cell table:style-name="ce18" office:value-type="float" office:value="102010301005" calcext:value-type="float">
            <text:p>102010301005 </text:p>
          </table:table-cell>
          <table:table-cell table:style-name="ce29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145" office:value-type="float" office:value="-4024307.83" calcext:value-type="float">
            <text:p>(4,024,308)</text:p>
          </table:table-cell>
          <table:table-cell table:style-name="ce187" table:formula="of:=+[.G24]-[.J24]" office:value-type="float" office:value="275118.83" calcext:value-type="float">
            <text:p>275,11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6" calcext:value-type="float">
            <text:p>102010301006 </text:p>
          </table:table-cell>
          <table:table-cell table:style-name="ce29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27"/>
          <table:table-cell table:style-name="ce145" office:value-type="float" office:value="-15656" calcext:value-type="float">
            <text:p>(15,656)</text:p>
          </table:table-cell>
          <table:table-cell table:style-name="ce158"/>
          <table:table-cell table:style-name="ce145"/>
          <table:table-cell table:style-name="ce167" table:formula="of:=[.D25]+[.E25]-[.F25]" office:value-type="float" office:value="-15656" calcext:value-type="float">
            <text:p>(15,656)</text:p>
          </table:table-cell>
          <table:table-cell table:style-name="ce18" office:value-type="float" office:value="102010301006" calcext:value-type="float">
            <text:p>102010301006 </text:p>
          </table:table-cell>
          <table:table-cell table:style-name="ce29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145" office:value-type="float" office:value="-15329.9" calcext:value-type="float">
            <text:p>(15,330)</text:p>
          </table:table-cell>
          <table:table-cell table:style-name="ce187" table:formula="of:=+[.G25]-[.J25]" office:value-type="float" office:value="-326.1" calcext:value-type="float">
            <text:p>(32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7" calcext:value-type="float">
            <text:p>102010301007 </text:p>
          </table:table-cell>
          <table:table-cell table:style-name="ce29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27"/>
          <table:table-cell table:style-name="ce145" office:value-type="float" office:value="-121542" calcext:value-type="float">
            <text:p>(121,542)</text:p>
          </table:table-cell>
          <table:table-cell table:style-name="ce158"/>
          <table:table-cell table:style-name="ce145"/>
          <table:table-cell table:style-name="ce167" table:formula="of:=[.D26]+[.E26]-[.F26]" office:value-type="float" office:value="-121542" calcext:value-type="float">
            <text:p>(121,542)</text:p>
          </table:table-cell>
          <table:table-cell table:style-name="ce18" office:value-type="float" office:value="102010301007" calcext:value-type="float">
            <text:p>102010301007 </text:p>
          </table:table-cell>
          <table:table-cell table:style-name="ce29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145" office:value-type="float" office:value="-118120.19" calcext:value-type="float">
            <text:p>(118,120)</text:p>
          </table:table-cell>
          <table:table-cell table:style-name="ce187" table:formula="of:=+[.G26]-[.J26]" office:value-type="float" office:value="-3421.81" calcext:value-type="float">
            <text:p>(3,42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301009" calcext:value-type="float">
            <text:p>102010301009 </text:p>
          </table:table-cell>
          <table:table-cell table:style-name="ce29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27"/>
          <table:table-cell table:style-name="ce145" office:value-type="float" office:value="-354919" calcext:value-type="float">
            <text:p>(354,919)</text:p>
          </table:table-cell>
          <table:table-cell table:style-name="ce158"/>
          <table:table-cell table:style-name="ce145"/>
          <table:table-cell table:style-name="ce167" table:formula="of:=[.D27]+[.E27]-[.F27]" office:value-type="float" office:value="-354919" calcext:value-type="float">
            <text:p>(354,919)</text:p>
          </table:table-cell>
          <table:table-cell table:style-name="ce18" office:value-type="float" office:value="102010301009" calcext:value-type="float">
            <text:p>102010301009 </text:p>
          </table:table-cell>
          <table:table-cell table:style-name="ce29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145" office:value-type="float" office:value="-316627.85" calcext:value-type="float">
            <text:p>(316,628)</text:p>
          </table:table-cell>
          <table:table-cell table:style-name="ce187" table:formula="of:=+[.G27]-[.J27]" office:value-type="float" office:value="-38291.15" calcext:value-type="float">
            <text:p>(38,29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10401006" calcext:value-type="float">
            <text:p>102010401006 </text:p>
          </table:table-cell>
          <table:table-cell table:style-name="ce29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27"/>
          <table:table-cell table:style-name="ce145" office:value-type="float" office:value="0" calcext:value-type="float">
            <text:p>0</text:p>
          </table:table-cell>
          <table:table-cell table:style-name="ce158"/>
          <table:table-cell table:style-name="ce145"/>
          <table:table-cell table:style-name="ce167" table:formula="of:=[.D28]+[.E28]-[.F28]" office:value-type="float" office:value="0" calcext:value-type="float">
            <text:p>0</text:p>
          </table:table-cell>
          <table:table-cell table:style-name="ce18" office:value-type="float" office:value="102010401006" calcext:value-type="float">
            <text:p>102010401006 </text:p>
          </table:table-cell>
          <table:table-cell table:style-name="ce29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145" office:value-type="float" office:value="0" calcext:value-type="float">
            <text:p>0</text:p>
          </table:table-cell>
          <table:table-cell table:style-name="ce187" table:formula="of:=+[.G28]-[.J28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float" office:value="102020201001" calcext:value-type="float">
            <text:p>102020201001 </text:p>
          </table:table-cell>
          <table:table-cell table:style-name="ce29" office:value-type="string" office:string-value="(-) Amortización acumulada de activos intangibles                               " calcext:value-type="string">
            <text:p><text:s/>(-) Amortización acumulada de activos intangibles <text:s text:c="31"/></text:p>
          </table:table-cell>
          <table:table-cell table:style-name="ce27"/>
          <table:table-cell table:style-name="ce145" office:value-type="float" office:value="-82107" calcext:value-type="float">
            <text:p>(82,107)</text:p>
          </table:table-cell>
          <table:table-cell table:style-name="ce158"/>
          <table:table-cell table:style-name="ce145"/>
          <table:table-cell table:style-name="ce167" table:formula="of:=[.D29]+[.E29]-[.F29]" office:value-type="float" office:value="-82107" calcext:value-type="float">
            <text:p>(82,107)</text:p>
          </table:table-cell>
          <table:table-cell table:style-name="ce18" office:value-type="float" office:value="102020201001" calcext:value-type="float">
            <text:p>102020201001 </text:p>
          </table:table-cell>
          <table:table-cell table:style-name="ce29" office:value-type="string" office:string-value="(-) Amortización acumulada de activos intangibles                               " calcext:value-type="string">
            <text:p><text:s/>(-) Amortización acumulada de activos intangibles <text:s text:c="31"/></text:p>
          </table:table-cell>
          <table:table-cell table:style-name="ce145" office:value-type="float" office:value="-80582.6" calcext:value-type="float">
            <text:p>(80,583)</text:p>
          </table:table-cell>
          <table:table-cell table:style-name="ce187" table:formula="of:=+[.G29]-[.J29]" office:value-type="float" office:value="-1524.39999999999" calcext:value-type="float">
            <text:p>(1,524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16"/>
          <table:table-cell table:style-name="ce128" table:number-columns-repeated="2"/>
          <table:table-cell table:style-name="ce146" table:number-columns-repeated="4"/>
          <table:table-cell table:style-name="ce168"/>
          <table:table-cell table:style-name="ce171"/>
          <table:table-cell table:style-name="ce182"/>
          <table:table-cell table:style-name="ce188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38"/>
          <table:table-cell table:style-name="ce39" office:value-type="string" office:string-value="Total" calcext:value-type="string">
            <text:p><text:s/>Total </text:p>
          </table:table-cell>
          <table:table-cell table:style-name="ce39"/>
          <table:table-cell table:style-name="ce147" table:formula="of:=SUM([.D9:.D30])" office:value-type="float" office:value="7905179" calcext:value-type="float">
            <text:p>7,905,179</text:p>
          </table:table-cell>
          <table:table-cell table:style-name="ce147" table:formula="of:=SUM([.E9:.E30])" office:value-type="float" office:value="0" calcext:value-type="float">
            <text:p>0</text:p>
          </table:table-cell>
          <table:table-cell table:style-name="ce147" table:formula="of:=SUM([.F9:.F30])" office:value-type="float" office:value="0" calcext:value-type="float">
            <text:p>0</text:p>
          </table:table-cell>
          <table:table-cell table:style-name="ce147" table:formula="of:=SUM([.G9:.G30])" office:value-type="float" office:value="7905179" calcext:value-type="float">
            <text:p>7,905,179</text:p>
          </table:table-cell>
          <table:table-cell table:style-name="ce38" table:number-columns-repeated="2"/>
          <table:table-cell table:style-name="ce147" table:formula="of:=SUM([.J9:.J30])" office:value-type="float" office:value="6687649.43" calcext:value-type="float">
            <text:p>6,687,649</text:p>
          </table:table-cell>
          <table:table-cell table:style-name="ce189" table:formula="of:=SUM([.K9:.K30])" office:value-type="float" office:value="1217529.57" calcext:value-type="float">
            <text:p>1,217,530</text:p>
          </table:table-cell>
          <table:table-cell table:style-name="ce4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1" table:number-columns-repeated="2"/>
          <table:table-cell table:style-name="ce150"/>
          <table:table-cell table:style-name="ce161"/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Terreno</text:p>
          </table:table-cell>
          <table:table-cell table:style-name="ce54"/>
          <table:table-cell table:style-name="ce151" table:formula="of:=[.G10]" office:value-type="float" office:value="1898140" calcext:value-type="float">
            <text:p>1,898,140</text:p>
          </table:table-cell>
          <table:table-cell table:style-name="ce151" table:formula="of:=[.J10]" office:value-type="float" office:value="1898139.64" calcext:value-type="float">
            <text:p>1,898,140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Edificios</text:p>
          </table:table-cell>
          <table:table-cell table:style-name="ce54"/>
          <table:table-cell table:style-name="ce151" table:formula="of:=[.G12]" office:value-type="float" office:value="461157" calcext:value-type="float">
            <text:p>461,157</text:p>
          </table:table-cell>
          <table:table-cell table:style-name="ce151" table:formula="of:=[.J12]" office:value-type="float" office:value="461156.96" calcext:value-type="float">
            <text:p>461,157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Maquinarias y Equipos</text:p>
          </table:table-cell>
          <table:table-cell table:style-name="ce54"/>
          <table:table-cell table:style-name="ce151" table:formula="of:=[.G14]" office:value-type="float" office:value="6960594" calcext:value-type="float">
            <text:p>6,960,594</text:p>
          </table:table-cell>
          <table:table-cell table:style-name="ce151" table:formula="of:=[.J14]" office:value-type="float" office:value="7621902.38" calcext:value-type="float">
            <text:p>7,621,902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Construcción en Curso</text:p>
          </table:table-cell>
          <table:table-cell table:style-name="ce54"/>
          <table:table-cell table:style-name="ce151" table:formula="of:=[.G11]" office:value-type="float" office:value="2049260" calcext:value-type="float">
            <text:p>2,049,260</text:p>
          </table:table-cell>
          <table:table-cell table:style-name="ce151" table:formula="of:=[.J11]" office:value-type="float" office:value="484133.45" calcext:value-type="float">
            <text:p>484,133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Vehículos</text:p>
          </table:table-cell>
          <table:table-cell table:style-name="ce54"/>
          <table:table-cell table:style-name="ce151" table:formula="of:=[.G17]" office:value-type="float" office:value="589463" calcext:value-type="float">
            <text:p>589,463</text:p>
          </table:table-cell>
          <table:table-cell table:style-name="ce151" table:formula="of:=[.J17]" office:value-type="float" office:value="502983.53" calcext:value-type="float">
            <text:p>502,984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Muebles y Enseres</text:p>
          </table:table-cell>
          <table:table-cell table:style-name="ce54"/>
          <table:table-cell table:style-name="ce151" table:formula="of:=[.G13]" office:value-type="float" office:value="203433" calcext:value-type="float">
            <text:p>203,433</text:p>
          </table:table-cell>
          <table:table-cell table:style-name="ce151" table:formula="of:=[.J13]" office:value-type="float" office:value="198798.62" calcext:value-type="float">
            <text:p>198,799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Equipo de Computación</text:p>
          </table:table-cell>
          <table:table-cell table:style-name="ce54"/>
          <table:table-cell table:style-name="ce151" table:formula="of:=[.G16]" office:value-type="float" office:value="144593" calcext:value-type="float">
            <text:p>144,593</text:p>
          </table:table-cell>
          <table:table-cell table:style-name="ce151" table:formula="of:=[.J16]" office:value-type="float" office:value="141445.51" calcext:value-type="float">
            <text:p>141,446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Equipo de Seguridad</text:p>
          </table:table-cell>
          <table:table-cell table:style-name="ce54"/>
          <table:table-cell table:style-name="ce151" table:formula="of:=[.G15]" office:value-type="float" office:value="15975" calcext:value-type="float">
            <text:p>15,975</text:p>
          </table:table-cell>
          <table:table-cell table:style-name="ce151" table:formula="of:=[.J15]" office:value-type="float" office:value="15974.66" calcext:value-type="float">
            <text:p>15,975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Software</text:p>
          </table:table-cell>
          <table:table-cell table:style-name="ce54"/>
          <table:table-cell table:style-name="ce151" table:formula="of:=[.G18]" office:value-type="float" office:value="82108" calcext:value-type="float">
            <text:p>82,108</text:p>
          </table:table-cell>
          <table:table-cell table:style-name="ce151" table:formula="of:=[.J18]" office:value-type="float" office:value="82108" calcext:value-type="float">
            <text:p>82,108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Otros</text:p>
          </table:table-cell>
          <table:table-cell table:style-name="ce54"/>
          <table:table-cell table:style-name="ce151" table:formula="of:=[.G19]" office:value-type="float" office:value="0" calcext:value-type="float">
            <text:p>0</text:p>
          </table:table-cell>
          <table:table-cell table:style-name="ce151" table:formula="of:=[.J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4" table:number-columns-repeated="2"/>
          <table:table-cell table:style-name="ce152" table:number-columns-repeated="2"/>
          <table:table-cell table:number-columns-repeated="1019"/>
        </table:table-row>
        <table:table-row table:style-name="ro1">
          <table:table-cell/>
          <table:table-cell table:style-name="ce51" office:value-type="string" calcext:value-type="string">
            <text:p>Total</text:p>
          </table:table-cell>
          <table:table-cell table:style-name="ce57"/>
          <table:table-cell table:style-name="ce147" table:formula="of:=+SUM([.D36:.D46])" office:value-type="float" office:value="12404723" calcext:value-type="float">
            <text:p>12,404,723</text:p>
          </table:table-cell>
          <table:table-cell table:style-name="ce147" table:formula="of:=+SUM([.E36:.E46])" office:value-type="float" office:value="11406642.75" calcext:value-type="float">
            <text:p>11,406,643</text:p>
          </table:table-cell>
          <table:table-cell table:number-columns-repeated="1019"/>
        </table:table-row>
        <table:table-row table:style-name="ro1">
          <table:table-cell/>
          <table:table-cell table:style-name="ce51"/>
          <table:table-cell table:style-name="ce58"/>
          <table:table-cell table:style-name="ce153"/>
          <table:table-cell table:style-name="ce162"/>
          <table:table-cell table:number-columns-repeated="1019"/>
        </table:table-row>
        <table:table-row table:style-name="ro1">
          <table:table-cell/>
          <table:table-cell table:style-name="ce61" office:value-type="string" calcext:value-type="string">
            <text:p>(-) Depreciación Acumulada</text:p>
          </table:table-cell>
          <table:table-cell table:style-name="ce61"/>
          <table:table-cell table:style-name="ce154" table:formula="of:=SUM([.G22:.G29])" office:value-type="float" office:value="-4499544" calcext:value-type="float">
            <text:p>(4,499,544)</text:p>
          </table:table-cell>
          <table:table-cell table:style-name="ce163" table:formula="of:=SUM([.J22:.J29])" office:value-type="float" office:value="-4718993.32" calcext:value-type="float">
            <text:p>(4,718,993)</text:p>
          </table:table-cell>
          <table:table-cell table:number-columns-repeated="1019"/>
        </table:table-row>
        <table:table-row table:style-name="ro1">
          <table:table-cell/>
          <table:table-cell table:style-name="ce51"/>
          <table:table-cell table:style-name="ce48"/>
          <table:table-cell table:style-name="ce155"/>
          <table:table-cell table:style-name="ce164"/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57"/>
          <table:table-cell table:style-name="ce147" table:formula="of:=SUM([.D47:.D50])" office:value-type="float" office:value="7905179" calcext:value-type="float">
            <text:p>7,905,179</text:p>
          </table:table-cell>
          <table:table-cell table:style-name="ce147" table:formula="of:=SUM([.E47:.E50])" office:value-type="float" office:value="6687649.43" calcext:value-type="float">
            <text:p>6,687,6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Fuente:</text:p>
          </table:table-cell>
          <table:table-cell table:style-name="ce66" table:number-columns-repeated="9"/>
          <table:table-cell table:style-name="ce67"/>
          <table:table-cell table:number-columns-repeated="1013"/>
        </table:table-row>
        <table:table-row table:style-name="ro1">
          <table:table-cell table:style-name="ce68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1">
          <table:table-cell table:style-name="ce68" office:value-type="string" calcext:value-type="string">
            <text:p>Nuestros papeles de trabajo y balance de comprobación del 2021 para el año anterior.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1">
          <table:table-cell table:style-name="ce68"/>
          <table:table-cell table:number-columns-repeated="9"/>
          <table:table-cell table:style-name="ce69"/>
          <table:table-cell table:number-columns-repeated="1013"/>
        </table:table-row>
        <table:table-row table:style-name="ro1">
          <table:table-cell table:style-name="ce70" office:value-type="string" calcext:value-type="string">
            <text:p>Trabajo realizado: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1">
          <table:table-cell table:style-name="ce68"/>
          <table:table-cell table:style-name="ce68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69"/>
          <table:table-cell table:number-columns-repeated="1013"/>
        </table:table-row>
        <table:table-row table:style-name="ro1">
          <table:table-cell table:style-name="ce68"/>
          <table:table-cell table:style-name="ce68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69"/>
          <table:table-cell table:number-columns-repeated="1013"/>
        </table:table-row>
        <table:table-row table:style-name="ro1">
          <table:table-cell table:style-name="ce68"/>
          <table:table-cell table:number-columns-repeated="9"/>
          <table:table-cell table:style-name="ce69"/>
          <table:table-cell table:number-columns-repeated="1013"/>
        </table:table-row>
        <table:table-row table:style-name="ro1">
          <table:table-cell table:style-name="ce70" office:value-type="string" calcext:value-type="string">
            <text:p>Conclusiones:</text:p>
          </table:table-cell>
          <table:table-cell table:number-columns-repeated="9"/>
          <table:table-cell table:style-name="ce69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9"/>
          <table:table-cell table:number-columns-repeated="1013"/>
        </table:table-row>
        <table:table-row table:style-name="ro1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vimiento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7" table:default-cell-style-name="ce1"/>
        <table:table-row table:style-name="ro5">
          <table:table-cell table:style-name="ce97" office:value-type="string" calcext:value-type="string">
            <text:p>GRAFIMPAC S.A.</text:p>
          </table:table-cell>
          <table:table-cell table:style-name="ce79" table:number-columns-repeated="9"/>
          <table:table-cell table:number-columns-repeated="1014"/>
        </table:table-row>
        <table:table-row table:style-name="ro5">
          <table:table-cell table:style-name="ce96" office:value-type="string" calcext:value-type="string">
            <text:p>MOVIMIENTO DE PROPIEDADES, PLANTA Y EQUIPOS</text:p>
          </table:table-cell>
          <table:table-cell table:style-name="ce79" table:number-columns-repeated="9"/>
          <table:table-cell table:number-columns-repeated="1014"/>
        </table:table-row>
        <table:table-row table:style-name="ro5">
          <table:table-cell table:style-name="ce96" office:value-type="string" calcext:value-type="string">
            <text:p>Al 31 de diciembre del 2021</text:p>
          </table:table-cell>
          <table:table-cell table:style-name="ce79" table:number-columns-repeated="9"/>
          <table:table-cell table:number-columns-repeated="1014"/>
        </table:table-row>
        <table:table-row table:style-name="ro6">
          <table:table-cell/>
          <table:table-cell table:style-name="ce79"/>
          <table:table-cell table:style-name="ce98"/>
          <table:table-cell table:style-name="ce99"/>
          <table:table-cell table:style-name="ce100"/>
          <table:table-cell table:style-name="ce99" table:number-columns-repeated="2"/>
          <table:table-cell table:style-name="ce100" table:number-columns-repeated="2"/>
          <table:table-cell table:style-name="ce100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/>
          <table:table-cell table:style-name="ce104" office:value-type="string" calcext:value-type="string">
            <text:p>Costo</text:p>
          </table:table-cell>
          <table:table-cell table:style-name="ce101" table:number-columns-repeated="8"/>
          <table:table-cell table:number-columns-repeated="1014"/>
        </table:table-row>
        <table:table-row table:style-name="ro5">
          <table:table-cell/>
          <table:table-cell table:style-name="ce107" office:value-type="string" calcext:value-type="string">
            <text:p>Saldos enero 1, 2020</text:p>
          </table:table-cell>
          <table:table-cell table:style-name="ce108" table:number-columns-repeated="7"/>
          <table:table-cell table:style-name="ce108" table:formula="of:=SUM([.C6:.I6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Adquisiciones</text:p>
          </table:table-cell>
          <table:table-cell table:style-name="ce103" table:number-columns-repeated="7"/>
          <table:table-cell table:style-name="ce102" table:formula="of:=SUM([.C7:.I7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Bajas</text:p>
          </table:table-cell>
          <table:table-cell table:style-name="ce103" table:number-columns-repeated="7"/>
          <table:table-cell table:style-name="ce102" table:formula="of:=SUM([.C8:.I8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9" office:value-type="string" calcext:value-type="string">
            <text:p>Saldos diciembre 31, 2020</text:p>
          </table:table-cell>
          <table:table-cell table:style-name="ce110" table:formula="of:=SUM([.C6:.C8])" office:value-type="float" office:value="0" calcext:value-type="float">
            <text:p>0</text:p>
          </table:table-cell>
          <table:table-cell table:style-name="ce110" table:formula="of:=SUM([.D6:.D7])" office:value-type="float" office:value="0" calcext:value-type="float">
            <text:p>0</text:p>
          </table:table-cell>
          <table:table-cell table:style-name="ce110" table:formula="of:=SUM([.E6:.E7])" office:value-type="float" office:value="0" calcext:value-type="float">
            <text:p>0</text:p>
          </table:table-cell>
          <table:table-cell table:style-name="ce110" table:formula="of:=SUM([.F6:.F7])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table:formula="of:=SUM([.H6:.H7])" office:value-type="float" office:value="0" calcext:value-type="float">
            <text:p>0</text:p>
          </table:table-cell>
          <table:table-cell table:style-name="ce110" table:formula="of:=SUM([.I6:.I7])" office:value-type="float" office:value="0" calcext:value-type="float">
            <text:p>0</text:p>
          </table:table-cell>
          <table:table-cell table:style-name="ce110" table:formula="of:=SUM([.C9:.I9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6"/>
          <table:table-cell table:style-name="ce102" table:number-columns-repeated="8"/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Adquisicione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table:number-columns-repeated="3"/>
          <table:table-cell table:number-columns-repeated="2" table:style-name="ce103" office:value-type="float" office:value="0" calcext:value-type="float">
            <text:p>0</text:p>
          </table:table-cell>
          <table:table-cell table:style-name="ce103" table:formula="of:=SUM([.C11:.I11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Otros</text:p>
          </table:table-cell>
          <table:table-cell table:style-name="ce103" table:number-columns-repeated="8"/>
          <table:table-cell table:number-columns-repeated="1014"/>
        </table:table-row>
        <table:table-row table:style-name="ro5">
          <table:table-cell table:style-name="ce112"/>
          <table:table-cell table:style-name="ce113" office:value-type="string" calcext:value-type="string">
            <text:p>Saldos diciembre 31, 2021</text:p>
          </table:table-cell>
          <table:table-cell table:style-name="ce114" table:formula="of:=SUM([.C9:.C11])" office:value-type="float" office:value="0" calcext:value-type="float">
            <text:p>0</text:p>
          </table:table-cell>
          <table:table-cell table:style-name="ce114" table:formula="of:=SUM([.D9:.D11])" office:value-type="float" office:value="0" calcext:value-type="float">
            <text:p>0</text:p>
          </table:table-cell>
          <table:table-cell table:style-name="ce114" table:formula="of:=SUM([.E9:.E11])" office:value-type="float" office:value="0" calcext:value-type="float">
            <text:p>0</text:p>
          </table:table-cell>
          <table:table-cell table:style-name="ce114" table:formula="of:=SUM([.F9:.F11])" office:value-type="float" office:value="0" calcext:value-type="float">
            <text:p>0</text:p>
          </table:table-cell>
          <table:table-cell table:style-name="ce114" table:formula="of:=SUM([.G9:.G11])" office:value-type="float" office:value="0" calcext:value-type="float">
            <text:p>0</text:p>
          </table:table-cell>
          <table:table-cell table:style-name="ce114" table:formula="of:=SUM([.H9:.H11])" office:value-type="float" office:value="0" calcext:value-type="float">
            <text:p>0</text:p>
          </table:table-cell>
          <table:table-cell table:style-name="ce114" table:formula="of:=SUM([.I9:.I11])" office:value-type="float" office:value="0" calcext:value-type="float">
            <text:p>0</text:p>
          </table:table-cell>
          <table:table-cell table:style-name="ce114" table:formula="of:=SUM([.C13:.I13])" office:value-type="float" office:value="0" calcext:value-type="float">
            <text:p>0</text:p>
          </table:table-cell>
          <table:table-cell table:style-name="ce112"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7">
          <table:table-cell/>
          <table:table-cell table:style-name="ce79"/>
          <table:table-cell table:style-name="ce80" office:value-type="string" calcext:value-type="string">
            <text:p>Equipos de telecomunicaciones</text:p>
          </table:table-cell>
          <table:table-cell table:style-name="ce89" office:value-type="string" calcext:value-type="string">
            <text:p>Redes</text:p>
          </table:table-cell>
          <table:table-cell table:style-name="ce89" office:value-type="string" calcext:value-type="string">
            <text:p>Equipo de Cómputo</text:p>
          </table:table-cell>
          <table:table-cell table:style-name="ce82" office:value-type="string" calcext:value-type="string">
            <text:p>Software</text:p>
          </table:table-cell>
          <table:table-cell table:style-name="ce82" office:value-type="string" calcext:value-type="string">
            <text:p>Vehículos</text:p>
          </table:table-cell>
          <table:table-cell table:style-name="ce81" office:value-type="string" calcext:value-type="string">
            <text:p>Edificios e instalaciones</text:p>
          </table:table-cell>
          <table:table-cell table:style-name="ce81" office:value-type="string" calcext:value-type="string">
            <text:p>Otros activos fijos</text:p>
          </table:table-cell>
          <table:table-cell table:style-name="ce89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/>
          <table:table-cell table:style-name="ce90" office:value-type="string" calcext:value-type="string">
            <text:p>Depreciación acumulada</text:p>
          </table:table-cell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Saldos enero 1, 2019</text:p>
          </table:table-cell>
          <table:table-cell table:style-name="ce85" office:value-type="float" office:value="2031696" calcext:value-type="float">
            <text:p>2,031,696</text:p>
          </table:table-cell>
          <table:table-cell table:style-name="ce85" office:value-type="float" office:value="168707" calcext:value-type="float">
            <text:p>168,707</text:p>
          </table:table-cell>
          <table:table-cell table:style-name="ce85" office:value-type="float" office:value="118738" calcext:value-type="float">
            <text:p>118,738</text:p>
          </table:table-cell>
          <table:table-cell table:style-name="ce85" office:value-type="float" office:value="76828" calcext:value-type="float">
            <text:p>76,828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53498" calcext:value-type="float">
            <text:p>53,498</text:p>
          </table:table-cell>
          <table:table-cell table:style-name="ce85" office:value-type="float" office:value="25586" calcext:value-type="float">
            <text:p>25,586</text:p>
          </table:table-cell>
          <table:table-cell table:style-name="ce85" table:formula="of:=SUM([.C17:.I17])" office:value-type="float" office:value="2475053" calcext:value-type="float">
            <text:p>2,475,053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Bajas</text:p>
          </table:table-cell>
          <table:table-cell table:style-name="ce85" office:value-type="float" office:value="-2008798" calcext:value-type="float">
            <text:p>-2,008,798</text:p>
          </table:table-cell>
          <table:table-cell table:style-name="ce85" table:number-columns-repeated="6"/>
          <table:table-cell table:style-name="ce85" table:formula="of:=SUM([.C18:.I18])" office:value-type="float" office:value="-2008798" calcext:value-type="float">
            <text:p>-2,008,798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Depreciación del año</text:p>
          </table:table-cell>
          <table:table-cell table:style-name="ce91" table:formula="of:=43756-22898" office:value-type="float" office:value="20858" calcext:value-type="float">
            <text:p>20,858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formula="of:=121105-118738" office:value-type="float" office:value="2367" calcext:value-type="float">
            <text:p>2,367</text:p>
          </table:table-cell>
          <table:table-cell table:style-name="ce91" office:value-type="float" office:value="0" calcext:value-type="float">
            <text:p>0</text:p>
          </table:table-cell>
          <table:table-cell table:style-name="ce85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288" calcext:value-type="float">
            <text:p>288</text:p>
          </table:table-cell>
          <table:table-cell table:style-name="ce92" table:formula="of:=SUM([.C19:.I19])" office:value-type="float" office:value="23513" calcext:value-type="float">
            <text:p>23,513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Saldos diciembre 31, 2019</text:p>
          </table:table-cell>
          <table:table-cell table:style-name="ce85" table:formula="of:=SUM([.C17:.C19])" office:value-type="float" office:value="43756" calcext:value-type="float">
            <text:p>43,756</text:p>
          </table:table-cell>
          <table:table-cell table:style-name="ce85" table:formula="of:=SUM([.D17:.D19])" office:value-type="float" office:value="168707" calcext:value-type="float">
            <text:p>168,707</text:p>
          </table:table-cell>
          <table:table-cell table:style-name="ce85" table:formula="of:=SUM([.E17:.E19])" office:value-type="float" office:value="121105" calcext:value-type="float">
            <text:p>121,105</text:p>
          </table:table-cell>
          <table:table-cell table:style-name="ce85" table:formula="of:=SUM([.F17:.F19])" office:value-type="float" office:value="76828" calcext:value-type="float">
            <text:p>76,828</text:p>
          </table:table-cell>
          <table:table-cell table:style-name="ce93" office:value-type="float" office:value="0" calcext:value-type="float">
            <text:p>0</text:p>
          </table:table-cell>
          <table:table-cell table:style-name="ce85" table:formula="of:=SUM([.H17:.H19])" office:value-type="float" office:value="53498" calcext:value-type="float">
            <text:p>53,498</text:p>
          </table:table-cell>
          <table:table-cell table:style-name="ce85" table:formula="of:=SUM([.I17:.I19])" office:value-type="float" office:value="25874" calcext:value-type="float">
            <text:p>25,874</text:p>
          </table:table-cell>
          <table:table-cell table:style-name="ce85" table:formula="of:=SUM([.C20:.I20])" office:value-type="float" office:value="489768" calcext:value-type="float">
            <text:p>489,768</text:p>
          </table:table-cell>
          <table:table-cell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Depreciación del año</text:p>
          </table:table-cell>
          <table:table-cell table:style-name="ce85" table:formula="of:=64490-43756" office:value-type="float" office:value="20734" calcext:value-type="float">
            <text:p>20,734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122032-121105" office:value-type="float" office:value="927" calcext:value-type="float">
            <text:p>927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26403-25874" office:value-type="float" office:value="529" calcext:value-type="float">
            <text:p>529</text:p>
          </table:table-cell>
          <table:table-cell table:style-name="ce86" table:formula="of:=SUM([.C22:.I22])" office:value-type="float" office:value="22690" calcext:value-type="float">
            <text:p>22,690</text:p>
          </table:table-cell>
          <table:table-cell table:number-columns-repeated="1014"/>
        </table:table-row>
        <table:table-row table:style-name="ro5">
          <table:table-cell/>
          <table:table-cell table:style-name="ce83" office:value-type="string" calcext:value-type="string">
            <text:p>Saldos diciembre 31, 2020</text:p>
          </table:table-cell>
          <table:table-cell table:style-name="ce88" table:formula="of:=SUM([.C20:.C22])" office:value-type="float" office:value="64490" calcext:value-type="float">
            <text:p>64,490</text:p>
          </table:table-cell>
          <table:table-cell table:style-name="ce88" table:formula="of:=SUM([.D20:.D22])" office:value-type="float" office:value="168707" calcext:value-type="float">
            <text:p>168,707</text:p>
          </table:table-cell>
          <table:table-cell table:style-name="ce88" table:formula="of:=SUM([.E20:.E22])" office:value-type="float" office:value="122032" calcext:value-type="float">
            <text:p>122,032</text:p>
          </table:table-cell>
          <table:table-cell table:style-name="ce88" table:formula="of:=SUM([.F20:.F22])" office:value-type="float" office:value="76828" calcext:value-type="float">
            <text:p>76,828</text:p>
          </table:table-cell>
          <table:table-cell table:style-name="ce88" table:formula="of:=SUM([.G20:.G22])" office:value-type="float" office:value="500" calcext:value-type="float">
            <text:p>500</text:p>
          </table:table-cell>
          <table:table-cell table:style-name="ce88" table:formula="of:=SUM([.H20:.H22])" office:value-type="float" office:value="53498" calcext:value-type="float">
            <text:p>53,498</text:p>
          </table:table-cell>
          <table:table-cell table:style-name="ce88" table:formula="of:=SUM([.I20:.I22])" office:value-type="float" office:value="26403" calcext:value-type="float">
            <text:p>26,403</text:p>
          </table:table-cell>
          <table:table-cell table:style-name="ce88" table:formula="of:=SUM([.C23:.I23])" office:value-type="float" office:value="512458" calcext:value-type="float">
            <text:p>512,458</text:p>
          </table:table-cell>
          <table:table-cell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94" office:value-type="string" calcext:value-type="string">
            <text:p>Saldos netos diciembre 31, 2020</text:p>
          </table:table-cell>
          <table:table-cell table:style-name="ce95" table:formula="of:=[.C13]-[.C23]" office:value-type="float" office:value="-64490" calcext:value-type="float">
            <text:p>-64,490</text:p>
          </table:table-cell>
          <table:table-cell table:style-name="ce95" table:formula="of:=[.D13]-[.D23]" office:value-type="float" office:value="-168707" calcext:value-type="float">
            <text:p>-168,707</text:p>
          </table:table-cell>
          <table:table-cell table:style-name="ce95" table:formula="of:=[.E13]-[.E23]" office:value-type="float" office:value="-122032" calcext:value-type="float">
            <text:p>-122,032</text:p>
          </table:table-cell>
          <table:table-cell table:style-name="ce95" table:formula="of:=[.F13]-[.F23]" office:value-type="float" office:value="-76828" calcext:value-type="float">
            <text:p>-76,828</text:p>
          </table:table-cell>
          <table:table-cell table:style-name="ce95" table:formula="of:=[.G13]-[.G23]" office:value-type="float" office:value="-500" calcext:value-type="float">
            <text:p>-500</text:p>
          </table:table-cell>
          <table:table-cell table:style-name="ce95" table:formula="of:=[.H13]-[.H23]" office:value-type="float" office:value="-53498" calcext:value-type="float">
            <text:p>-53,498</text:p>
          </table:table-cell>
          <table:table-cell table:style-name="ce95" table:formula="of:=[.I13]-[.I23]" office:value-type="float" office:value="-26403" calcext:value-type="float">
            <text:p>-26,403</text:p>
          </table:table-cell>
          <table:table-cell table:style-name="ce95" table:formula="of:=SUM([.C25:.I25])" office:value-type="float" office:value="-512458" calcext:value-type="float">
            <text:p>-512,458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>
            <draw:custom-shape draw:z-index="0" draw:name="1 Flecha izquierda" draw:style-name="gr1" draw:text-style-name="P2" svg:width="0.397cm" svg:height="0.794cm" svg:x="0.006cm" svg:y="0.486cm">
              <text:p text:style-name="P1"><text:span text:style-name="T1">PG</text:span></text:p>
              <text:p text:style-name="P1"><text:span text:style-name="T1"/></text:p>
              <draw:enhanced-geometry svg:viewBox="0 0 21600 21600" draw:text-areas="?f7 ?f0 21600 ?f2" draw:glue-points="?f1 0 ?f1 21600" draw:type="non-primitive" draw:modifiers="12561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1" svg:font-family="Calibri"/>
    <style:font-face style:name="Liberation Sans1" svg:font-family="'Liberation Sans1'"/>
    <style:font-face style:name="Arial3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 number:title="Definido por el usuario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 number:title="Definido por el usuario">
      <number:day number:style="long"/>
      <number:text>-</number:text>
      <number:month number:textual="true"/>
      <number:text>-</number:text>
      <number:year/>
    </number:date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 number:title="Definido por el usuario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 number:title="Definido por el usuario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 number:grouping="true"/>
    </number:number-style>
    <number:number-style style:name="N127" number:title="Definido por el usuari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number-style style:name="N129P0" style:volatile="true">
      <number:number number:decimal-places="0" loext:min-decimal-places="0" number:min-integer-digits="1"/>
      <number:text> </number:text>
    </number:number-style>
    <number:number-style style:name="N129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9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0P0"/>
    </number:number-style>
    <number:date-style style:name="N17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1">
      <number:text-content/>
      <style:map style:condition="value()&lt;=1.79769313486232E+308" style:apply-style-name="N171P0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loext:min-decimal-places="3" number:min-integer-digits="1" number:grouping="true"/>
    </number:number-style>
    <number:number-style style:name="N175">
      <number:number number:decimal-places="4" loext:min-decimal-places="4" number:min-integer-digits="1" number:grouping="true"/>
    </number:number-style>
    <number:number-style style:name="N176">
      <number:number number:decimal-places="4" loext:min-decimal-places="4" number:min-integer-digits="1"/>
    </number:number-style>
    <number:number-style style:name="N177">
      <number:number number:decimal-places="8" loext:min-decimal-places="8" number:min-integer-digits="1" number:grouping="true"/>
    </number:number-style>
    <number:number-style style:name="N178">
      <number:number number:decimal-places="0" loext:min-decimal-places="0" number:min-integer-digits="13"/>
    </number:number-style>
    <number:number-style style:name="N18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1" loext:min-decimal-places="1" number:min-integer-digits="1"/>
    </number:number-style>
    <number:number-style style:name="N184">
      <number:number number:decimal-places="3" loext:min-decimal-places="3" number:min-integer-digits="1"/>
    </number:number-style>
    <number:number-style style:name="N185">
      <number:number number:decimal-places="3" loext:min-decimal-places="3" number:min-integer-digits="0" number:grouping="true"/>
    </number:number-style>
    <number:number-style style:name="N186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draw:gradient draw:name="a4" draw:style="linear" draw:start-color="#f0eaf9" draw:end-color="#c9b5e8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12:11.728601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4:21:12.355557812</dc:date>
    <meta:editing-cycles>11</meta:editing-cycles>
    <meta:editing-duration>PT1H22M35S</meta:editing-duration>
    <meta:document-statistic meta:table-count="2" meta:cell-count="347" meta:object-count="1"/>
  </office:meta>
</office:document-meta>
</file>